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43000000D7586B822CA4210E66E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52.772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499cm" svg:height="12.664cm" svg:x="6.5cm" svg:y="8.336cm">
          <draw:image xlink:href="Pictures/100000000000143000000D7586B822CA4210E66E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3-22T14:58:03.301072354</dc:date>
    <meta:editing-duration>PT1M23S</meta:editing-duration>
    <meta:editing-cycles>1</meta:editing-cycles>
    <meta:document-statistic meta:object-count="1"/>
    <meta:generator>LibreOffice/7.3.7.2$Linux_X86_64 LibreOffice_project/30$Build-2</meta:generator>
  </office:meta>
</office:document-meta>
</file>